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paragraph-rsid="0017179d"/>
    </style:style>
    <style:style style:name="P2" style:family="paragraph" style:parent-style-name="Standard" style:list-style-name="L1">
      <style:text-properties officeooo:paragraph-rsid="001a494b"/>
    </style:style>
    <style:style style:name="P3" style:family="paragraph" style:parent-style-name="Standard" style:list-style-name="L1">
      <style:text-properties officeooo:paragraph-rsid="001c23cb"/>
    </style:style>
    <style:style style:name="P4" style:family="paragraph" style:parent-style-name="Standard" style:list-style-name="L1">
      <style:text-properties officeooo:rsid="0017179d" officeooo:paragraph-rsid="0019c6ef"/>
    </style:style>
    <style:style style:name="P5" style:family="paragraph" style:parent-style-name="Standard" style:list-style-name="L1">
      <style:text-properties officeooo:rsid="001c4a1d" officeooo:paragraph-rsid="001c4a1d"/>
    </style:style>
    <style:style style:name="P6" style:family="paragraph" style:parent-style-name="Standard" style:list-style-name="L1">
      <style:text-properties officeooo:rsid="001c4a1d" officeooo:paragraph-rsid="001d439d"/>
    </style:style>
    <style:style style:name="P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17179d"/>
    </style:style>
    <style:style style:name="T2" style:family="text">
      <style:text-properties officeooo:rsid="0017179d" fo:background-color="#cccccc" loext:char-shading-value="0"/>
    </style:style>
    <style:style style:name="T3" style:family="text">
      <style:text-properties officeooo:rsid="001813b1"/>
    </style:style>
    <style:style style:name="T4" style:family="text">
      <style:text-properties fo:font-weight="bold" style:font-weight-asian="bold" style:font-weight-complex="bold"/>
    </style:style>
    <style:style style:name="T5" style:family="text">
      <style:text-properties fo:font-weight="bold" officeooo:rsid="001813b1" style:font-weight-asian="bold" style:font-weight-complex="bold"/>
    </style:style>
    <style:style style:name="T6" style:family="text">
      <style:text-properties fo:font-weight="bold" officeooo:rsid="0019c6ef" style:font-weight-asian="bold" style:font-weight-complex="bold"/>
    </style:style>
    <style:style style:name="T7" style:family="text">
      <style:text-properties fo:font-weight="bold" officeooo:rsid="001c23cb" style:font-weight-asian="bold" style:font-weight-complex="bold"/>
    </style:style>
    <style:style style:name="T8" style:family="text">
      <style:text-properties fo:font-weight="bold" officeooo:rsid="001c8ac8" style:font-weight-asian="bold" style:font-weight-complex="bold"/>
    </style:style>
    <style:style style:name="T9" style:family="text">
      <style:text-properties fo:font-weight="bold" officeooo:rsid="001d439d" style:font-weight-asian="bold" style:font-weight-complex="bold"/>
    </style:style>
    <style:style style:name="T10" style:family="text">
      <style:text-properties fo:font-weight="bold" officeooo:rsid="001da8ec" style:font-weight-asian="bold" style:font-weight-complex="bold"/>
    </style:style>
    <style:style style:name="T11" style:family="text">
      <style:text-properties fo:font-weight="normal" officeooo:rsid="001813b1" style:font-weight-asian="normal" style:font-weight-complex="normal"/>
    </style:style>
    <style:style style:name="T12" style:family="text">
      <style:text-properties fo:font-weight="normal" officeooo:rsid="0019c6ef" style:font-weight-asian="normal" style:font-weight-complex="normal"/>
    </style:style>
    <style:style style:name="T13" style:family="text">
      <style:text-properties fo:font-weight="normal" officeooo:rsid="001c23cb" style:font-weight-asian="normal" style:font-weight-complex="normal"/>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79185715309066425" text:style-name="L1">
        <text:list-item>
          <text:p text:style-name="P1"><text:span text:style-name="T2">Hypothesis</text:span><text:span text:style-name="T1"> : The slime with the original amount of </text:span><text:span text:style-name="T2">ingredients</text:span><text:span text:style-name="T1"> is the one that will be the stretch the furthest in 30 seconds. because the borax makes it less stretchy, so the extra borax is out. Then the one with less borax might make it to </text:span><text:span text:style-name="T2">gluey.</text:span><text:span text:style-name="T1"><office:annotation><dc:creator>Unknown Author</dc:creator><dc:date>2018-12-08T13:16:54</dc:date><text:p text:style-name="P7"><text:span text:style-name="T14">Not sure if all spelling is correct. No automatic spell check. I accidentally spelled something wrong and it doesn’t underline in red. Anything highlighted in gray is something i’m not sure about with spelling.</text:span></text:p></office:annotation></text:span></text:p>
        </text:list-item>
        <text:list-item>
          <text:p text:style-name="P4"><text:span text:style-name="T5">PROCEDURE </text:span><text:span text:style-name="T6">B1(Original)</text:span><text:span text:style-name="T3"> <text:s text:c="99"/>- Gather ingredients which are : 349 grams of water, 1 teaspoon of borax, 130 grams of glue, mixing bowl, spoon, and a measuring cup.</text:span><text:span text:style-name="T11"> - For the borax solution, mix 230 grams of water with 1 teaspoon of borax. </text:span><text:span text:style-name="T12">Mix your solution.</text:span><text:span text:style-name="T11"> - </text:span><text:span text:style-name="T12">For the glue solution, you add </text:span><text:span text:style-name="T11">the rest of the water(119 grams) and the 130 grams of glue </text:span><text:span text:style-name="T12">in the mixing bowl. Mix your solution.</text:span><text:span text:style-name="T11"> </text:span><text:span text:style-name="T12">- Pour the borax solution into the mixing bowl with the glue solution. - Stir the mixture until thick.</text:span></text:p>
        </text:list-item>
        <text:list-item>
          <text:p text:style-name="P2"><text:span text:style-name="T6">PROCEDURE B2(ExtraB)</text:span><text:span text:style-name="T12"> <text:s text:c="102"/>- </text:span><text:span text:style-name="T11">Gather ingredients which are : 349 grams of water, _____of borax, 130 grams of glue, mixing bowl, spoon, and a measuring cup. <text:s text:c="85"/>- For the borax solution, mix 230 grams of water with ______ of borax. </text:span><text:span text:style-name="T12">Mix your solution.</text:span><text:span text:style-name="T11"> <text:s/>- </text:span><text:span text:style-name="T12">For the glue solution, you add </text:span><text:span text:style-name="T11">the rest of the water(119 grams) and the 130 grams of glue </text:span><text:span text:style-name="T12">in the mixing bowl. Mix your solution.</text:span><text:span text:style-name="T11"> <text:s text:c="85"/></text:span><text:span text:style-name="T12">- Pour the borax solution into the mixing bowl with the glue solution. <text:s text:c="36"/>- Stir the mixture until thick.</text:span></text:p>
        </text:list-item>
        <text:list-item>
          <text:p text:style-name="P3"><text:span text:style-name="T13"><text:s/></text:span><text:span text:style-name="T7">PROCEDURE B3(LessB) <text:s text:c="105"/></text:span><text:span text:style-name="T12">- Gather ingredients which are : 349 grams of water, _____of borax, 130 grams of glue, mixing bowl, spoon, and a measuring cup. <text:s text:c="94"/>- For the borax solution, mix 230 grams of water with ______ of borax. Mix your solution. <text:s text:c="49"/>- For the glue solution, you add the rest of the water(119 grams) and the 130 grams of glue in the mixing bowl. Mix your solution. <text:s text:c="114"/>- Pour the borax solution into the mixing bowl with the glue solution. <text:s text:c="133"/>- Stir the mixture until thick.</text:span></text:p>
        </text:list-item>
        <text:list-item>
          <text:p text:style-name="P5"><text:span text:style-name="T8">Materials: 3 slimes from earlier, timer, meter stick.</text:span><text:span text:style-name="T7"> F</text:span><text:span text:style-name="T4">irst your going to get your 3 slimes from earlier and have them in seperate containers (labeled). </text:span><text:span text:style-name="T8">Then pick one of the slimes and roll it out into a burrito shape. Set the timer to 30 seconds(do not hit start yet). When your ready have a friend press start as you start to stretch the slime.(CAUTION: Start stretching at the exact same time that the timer starts or you will have false results).When the 30 seconds are up immediately stop stretching the slime. Do the same with the other 2 slimes. Then measure and record how long each slime stretched.</text:span></text:p>
        </text:list-item>
        <text:list-item>
          <text:p text:style-name="P6"><text:span text:style-name="T8">Materials: 3 slimes from earlier, timer, meter stick. </text:span><text:span text:style-name="T9">First break each slime into equal pieces. Have a parent, friend, or sibling stretch the other slimes. Have someone start the timer to 20 seconds. Then you should roll the slime for 5 seconds, stretch </text:span><text:span text:style-name="T10">the slime for 5 seconds, roll the slime for 5 seconds, and stretch the slime for 5 seconds. Compare the length of each slime. Then measure each slime with the meter stick. Record your results on pap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8T13:12:02.309121421</meta:creation-date>
    <dc:date>2018-12-08T18:39:03.891737258</dc:date>
    <meta:editing-duration>PT34M27S</meta:editing-duration>
    <meta:editing-cycles>2</meta:editing-cycles>
    <meta:generator>LibreOffice/5.2.7.2$Linux_ARM_EABI LibreOffice_project/20m0$Build-2</meta:generator>
    <meta:document-statistic meta:table-count="0" meta:image-count="0" meta:object-count="0" meta:page-count="1" meta:paragraph-count="6" meta:word-count="505" meta:character-count="3653" meta:non-whitespace-character-count="2256"/>
  </office:meta>
</office:document-meta>
</file>